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Poppins" svg:font-family="Poppins, sans-serif"/>
    <style:font-face style:name="segoe ui" svg:font-family="'segoe ui', 'open sans', sans-serif"/>
    <style:font-face style:name="var meta-font" svg:font-family="'var meta-font'"/>
    <style:font-face style:name="var title-font" svg:font-family="'var title-font'"/>
  </office:font-face-decls>
  <office:automatic-styles>
    <style:style style:name="P1" style:family="paragraph" style:parent-style-name="Heading_20_1">
      <style:paragraph-properties fo:margin-left="0cm" fo:margin-right="0cm" fo:margin-top="0cm" fo:margin-bottom="0.529cm" style:contextual-spacing="false" fo:orphans="2" fo:widows="2" fo:text-indent="0cm" style:auto-text-indent="false" fo:padding="0cm" fo:border="none"/>
      <style:text-properties fo:font-variant="normal" fo:text-transform="none" fo:color="#171f24" loext:opacity="100%" style:text-line-through-style="none" style:text-line-through-type="none" style:font-name="var title-font" fo:font-size="26.25pt" fo:letter-spacing="normal" fo:font-style="normal" style:text-underline-style="none" fo:font-weight="bold" style:text-blinking="false"/>
    </style:style>
    <style:style style:name="P2" style:family="paragraph" style:parent-style-name="Heading_20_2">
      <style:paragraph-properties fo:margin-left="0cm" fo:margin-right="0cm" fo:margin-top="0cm" fo:margin-bottom="0.397cm" style:contextual-spacing="false" fo:text-align="start" style:justify-single-word="false" fo:orphans="2" fo:widows="2" fo:text-indent="0cm" style:auto-text-indent="false" fo:padding="0cm" fo:border="none"/>
      <style:text-properties fo:font-variant="normal" fo:text-transform="none" fo:color="#171f24" loext:opacity="100%" style:text-line-through-style="none" style:text-line-through-type="none" style:font-name="var title-font" fo:font-size="17.25pt" fo:letter-spacing="normal" fo:font-style="normal" style:text-underline-style="none" fo:font-weight="bold" style:text-blinking="false"/>
    </style:style>
    <style:style style:name="P3" style:family="paragraph" style:parent-style-name="Standard">
      <style:text-properties fo:language="en" fo:country="US" officeooo:rsid="00016855" officeooo:paragraph-rsid="00016855"/>
    </style:style>
    <style:style style:name="P4" style:family="paragraph" style:parent-style-name="Standard">
      <style:paragraph-properties fo:margin-left="0cm" fo:margin-right="0cm" fo:margin-top="0cm" fo:margin-bottom="0.423cm" style:contextual-spacing="false" style:line-height-at-least="0.635cm" fo:orphans="2" fo:widows="2" fo:text-indent="0cm" style:auto-text-indent="false" fo:break-before="page" fo:padding="0cm" fo:border="none"/>
    </style:style>
    <style:style style:name="P5" style:family="paragraph" style:parent-style-name="Text_20_body">
      <style:paragraph-properties fo:margin-top="0cm" fo:margin-bottom="0cm" style:contextual-spacing="false"/>
    </style:style>
    <style:style style:name="P6" style:family="paragraph" style:parent-style-name="Text_20_body" style:list-style-name="L1">
      <style:paragraph-properties fo:margin-left="0cm" fo:margin-right="0cm" fo:margin-top="0cm" fo:margin-bottom="0cm" style:contextual-spacing="false" fo:orphans="2" fo:widows="2" fo:text-indent="0cm" style:auto-text-indent="false"/>
    </style:style>
    <style:style style:name="P7" style:family="paragraph" style:parent-style-name="Text_20_body">
      <style:paragraph-properties fo:margin-left="0cm" fo:margin-right="0cm" fo:orphans="2" fo:widows="2" fo:text-indent="0cm" style:auto-text-indent="false"/>
    </style:style>
    <style:style style:name="P8" style:family="paragraph" style:parent-style-name="Text_20_body">
      <style:paragraph-properties fo:margin-left="0cm" fo:margin-right="0cm" fo:margin-top="0cm" fo:margin-bottom="0cm" style:contextual-spacing="false" fo:orphans="2" fo:widows="2" fo:text-indent="0cm" style:auto-text-indent="false"/>
    </style:style>
    <style:style style:name="P9" style:family="paragraph" style:parent-style-name="Text_20_body">
      <style:paragraph-properties fo:margin-left="0cm" fo:margin-right="0cm" fo:margin-top="0cm" fo:margin-bottom="0cm" style:contextual-spacing="false" fo:orphans="2" fo:widows="2" fo:text-indent="0cm" style:auto-text-indent="false" fo:break-before="page"/>
    </style:style>
    <style:style style:name="P10" style:family="paragraph" style:parent-style-name="Text_20_body">
      <style:paragraph-properties fo:margin-left="0cm" fo:margin-right="0cm" fo:orphans="2" fo:widows="2" fo:text-indent="0cm" style:auto-text-indent="false" fo:padding="0cm" fo:border="none"/>
    </style:style>
    <style:style style:name="P11" style:family="paragraph" style:parent-style-name="Text_20_body">
      <style:paragraph-properties fo:margin-left="0cm" fo:margin-right="0.265cm" fo:margin-top="0cm" fo:margin-bottom="0cm" style:contextual-spacing="false" fo:orphans="2" fo:widows="2" fo:text-indent="0cm" style:auto-text-indent="false"/>
    </style:style>
    <style:style style:name="P12" style:family="paragraph" style:parent-style-name="Text_20_body">
      <style:paragraph-properties fo:margin-left="0cm" fo:margin-right="0cm" fo:orphans="2" fo:widows="2" fo:text-indent="0cm" style:auto-text-indent="false"/>
      <style:text-properties fo:language="en" fo:country="US" officeooo:rsid="00016855" officeooo:paragraph-rsid="00016855"/>
    </style:style>
    <style:style style:name="P13" style:family="paragraph" style:parent-style-name="Text_20_body">
      <style:paragraph-properties fo:margin-left="0cm" fo:margin-right="0cm" fo:margin-top="0cm" fo:margin-bottom="0cm" style:contextual-spacing="false" fo:orphans="2" fo:widows="2" fo:text-indent="0cm" style:auto-text-indent="false"/>
      <style:text-properties fo:language="en" fo:country="US" officeooo:rsid="00016855" officeooo:paragraph-rsid="00016855"/>
    </style:style>
    <style:style style:name="P14" style:family="paragraph" style:parent-style-name="Text_20_body">
      <style:text-properties fo:language="en" fo:country="US" officeooo:rsid="00016855" officeooo:paragraph-rsid="00016855"/>
    </style:style>
    <style:style style:name="P15" style:family="paragraph" style:parent-style-name="Text_20_body">
      <style:paragraph-properties fo:margin-left="0cm" fo:margin-right="0cm" fo:margin-top="0cm" fo:margin-bottom="0cm" style:contextual-spacing="false" fo:orphans="2" fo:widows="2" fo:text-indent="0cm" style:auto-text-indent="false"/>
      <style:text-properties fo:language="en" fo:country="US" officeooo:rsid="00045ed2" officeooo:paragraph-rsid="00045ed2"/>
    </style:style>
    <style:style style:name="P16" style:family="paragraph" style:parent-style-name="Text_20_body" style:list-style-name="L2">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fo:padding="0cm" fo:border="none"/>
    </style:style>
    <style:style style:name="P19" style:family="paragraph" style:parent-style-name="Text_20_body">
      <style:paragraph-properties fo:margin-left="0cm" fo:margin-right="0cm" fo:margin-top="0cm" fo:margin-bottom="0.423cm" style:contextual-spacing="false" style:line-height-at-least="0.635cm" fo:orphans="2" fo:widows="2" fo:text-indent="0cm" style:auto-text-indent="false" fo:padding="0cm" fo:border="none"/>
    </style:style>
    <style:style style:name="P20" style:family="paragraph" style:parent-style-name="Text_20_body" style:list-style-name="L3">
      <style:paragraph-properties fo:margin-left="0cm" fo:margin-right="0.132cm" fo:margin-top="0cm" fo:margin-bottom="0cm" style:contextual-spacing="false" fo:text-indent="0cm" style:auto-text-indent="false" fo:padding="0cm" fo:border="none"/>
    </style:style>
    <style:style style:name="P21" style:family="paragraph" style:parent-style-name="Text_20_body" style:list-style-name="L3">
      <style:paragraph-properties fo:margin-left="0cm" fo:margin-right="0.132cm" fo:margin-top="0.132cm" fo:margin-bottom="0cm" style:contextual-spacing="false" style:line-height-at-least="0.847cm" fo:text-align="center" style:justify-single-word="false" fo:text-indent="0cm" style:auto-text-indent="false" fo:padding="0cm" fo:border="none"/>
    </style:style>
    <style:style style:name="P22" style:family="paragraph" style:parent-style-name="Text_20_body">
      <style:paragraph-properties fo:margin-left="0cm" fo:margin-right="0cm" fo:text-align="start" style:justify-single-word="false" fo:orphans="2" fo:widows="2" fo:text-indent="0cm" style:auto-text-indent="false"/>
    </style:style>
    <style:style style:name="P23" style:family="paragraph" style:parent-style-name="Text_20_body">
      <style:paragraph-properties fo:margin-left="0cm" fo:margin-right="0cm" fo:text-align="start" style:justify-single-word="false" fo:orphans="2" fo:widows="2" fo:text-indent="0cm" style:auto-text-indent="false" fo:padding="0cm" fo:border="none"/>
    </style:style>
    <style:style style:name="P24" style:family="paragraph" style:parent-style-name="Text_20_body">
      <style:paragraph-properties fo:margin-left="0cm" fo:margin-right="0cm" fo:orphans="2" fo:widows="2" fo:text-indent="0cm" style:auto-text-indent="false"/>
      <style:text-properties style:text-line-through-style="none" style:text-line-through-type="none" style:text-underline-style="none" style:text-blinking="false" loext:padding="0cm" loext:border="none"/>
    </style:style>
    <style:style style:name="P25" style:family="paragraph" style:parent-style-name="Text_20_body">
      <loext:graphic-properties draw:fill="solid" draw:fill-color="#ffffff" draw:opacity="100%"/>
      <style:paragraph-properties fo:margin-left="0cm" fo:margin-right="0cm" fo:margin-top="0cm" fo:margin-bottom="0cm" style:contextual-spacing="false" fo:line-height="138%" fo:text-indent="0cm" style:auto-text-indent="false" fo:background-color="#ffffff" fo:padding="0cm" fo:border="none" style:writing-mode="lr-tb"/>
    </style:style>
    <style:style style:name="P26" style:family="paragraph" style:parent-style-name="Text_20_body">
      <loext:graphic-properties draw:fill="solid" draw:fill-color="#ffffff" draw:opacity="100%"/>
      <style:paragraph-properties fo:margin-left="0cm" fo:margin-right="0cm" fo:margin-top="0cm" fo:margin-bottom="0cm" style:contextual-spacing="false" fo:line-height="138%" fo:text-indent="0cm" style:auto-text-indent="false" fo:background-color="#ffffff" style:writing-mode="lr-tb"/>
    </style:style>
    <style:style style:name="P27" style:family="paragraph" style:parent-style-name="Text_20_body">
      <loext:graphic-properties draw:fill="solid" draw:fill-color="#ffffff" draw:opacity="100%"/>
      <style:paragraph-properties fo:margin-left="0cm" fo:margin-right="0cm" fo:margin-top="0cm" fo:margin-bottom="0.388cm" style:contextual-spacing="false" fo:line-height="138%" fo:text-indent="0cm" style:auto-text-indent="false" fo:background-color="#ffffff" style:writing-mode="lr-tb"/>
      <style:text-properties officeooo:paragraph-rsid="0001a188"/>
    </style:style>
    <style:style style:name="P28" style:family="paragraph" style:parent-style-name="Text_20_body">
      <loext:graphic-properties draw:fill="solid" draw:fill-color="#ffffff" draw:opacity="100%"/>
      <style:paragraph-properties fo:margin-left="0cm" fo:margin-right="0cm" fo:margin-top="0cm" fo:margin-bottom="0cm" style:contextual-spacing="false" fo:line-height="138%" fo:text-indent="0cm" style:auto-text-indent="false" fo:background-color="#ffffff" fo:padding="0cm" fo:border="none" style:writing-mode="lr-tb"/>
      <style:text-properties officeooo:paragraph-rsid="0001a188"/>
    </style:style>
    <style:style style:name="T1" style:family="text">
      <style:text-properties style:text-line-through-style="none" style:text-line-through-type="none" style:text-underline-style="none" style:text-blinking="false"/>
    </style:style>
    <style:style style:name="T2" style:family="text">
      <style:text-properties fo:font-variant="normal" fo:text-transform="none" fo:color="#006969" loext:opacity="100%" style:text-line-through-style="none" style:text-line-through-type="none" style:font-name="segoe ui" fo:font-size="12pt" fo:letter-spacing="normal" fo:font-style="normal" style:text-underline-style="none" fo:font-weight="bold" style:text-blinking="false" fo:background-color="transparent" loext:char-shading-value="0"/>
    </style:style>
    <style:style style:name="T3" style:family="text">
      <style:text-properties fo:font-variant="normal" fo:text-transform="none" fo:color="#006969" loext:opacity="100%" style:text-line-through-style="none" style:text-line-through-type="none" style:font-name="segoe ui" fo:font-size="12pt" fo:letter-spacing="normal" fo:font-style="normal" style:text-underline-style="none" fo:font-weight="bold" style:text-blinking="false" fo:background-color="transparent" loext:char-shading-value="0" loext:padding="0cm" loext:border="none"/>
    </style:style>
    <style:style style:name="T4" style:family="text">
      <style:text-properties fo:font-variant="normal" fo:text-transform="none" fo:color="#273239" loext:opacity="100%" style:text-line-through-style="none" style:text-line-through-type="none" style:font-name="Nunito" fo:font-size="13.5pt" fo:letter-spacing="normal" fo:font-style="normal" style:text-underline-style="solid" style:text-underline-width="auto" style:text-underline-color="font-color" fo:font-weight="bold" style:text-blinking="false" fo:background-color="transparent" loext:char-shading-value="0" loext:padding="0cm" loext:border="none"/>
    </style:style>
    <style:style style:name="T5" style:family="text">
      <style:text-properties fo:font-variant="normal" fo:text-transform="none" fo:color="#273239" loext:opacity="100%" style:font-name="Nunito" fo:font-size="13.5pt" fo:letter-spacing="normal" fo:font-style="normal" style:text-underline-style="solid" style:text-underline-width="auto" style:text-underline-color="font-color" fo:font-weight="bold" loext:padding="0cm" loext:border="none"/>
    </style:style>
    <style:style style:name="T6" style:family="text">
      <style:text-properties fo:font-variant="normal" fo:text-transform="none" fo:color="#000000" loext:opacity="87%" style:font-name="Helvetica" fo:font-size="12.75pt" fo:letter-spacing="normal" fo:font-style="normal" fo:font-weight="normal"/>
    </style:style>
    <style:style style:name="T7" style:family="text">
      <style:text-properties fo:font-variant="normal" fo:text-transform="none" fo:color="#0044ff" loext:opacity="100%" style:text-line-through-style="none" style:text-line-through-type="none" style:font-name="Poppins" fo:font-size="10.5pt" fo:letter-spacing="normal" fo:font-style="normal" style:text-underline-style="none" fo:font-weight="normal" style:text-blinking="false" loext:padding="0cm" loext:border="none"/>
    </style:style>
    <style:style style:name="T8" style:family="text">
      <style:text-properties fo:font-variant="normal" fo:text-transform="none" fo:color="#0044ff" loext:opacity="100%" style:text-line-through-style="none" style:text-line-through-type="none" style:font-name="Poppins" fo:font-size="11.25pt" fo:letter-spacing="normal" fo:font-style="normal" style:text-underline-style="none" fo:font-weight="normal" style:text-blinking="false" loext:padding="0cm" loext:border="none"/>
    </style:style>
    <style:style style:name="T9" style:family="text">
      <style:text-properties fo:font-variant="normal" fo:text-transform="none" fo:color="#0044ff" loext:opacity="100%" style:text-line-through-style="none" style:text-line-through-type="none" style:font-name="Poppins" fo:font-size="11.25pt" fo:letter-spacing="normal" fo:font-style="normal" style:text-underline-style="solid" style:text-underline-width="auto" style:text-underline-color="font-color" fo:font-weight="normal" style:text-blinking="false" loext:padding="0cm" loext:border="none"/>
    </style:style>
    <style:style style:name="T10" style:family="text">
      <style:text-properties fo:font-variant="normal" fo:text-transform="none" fo:color="#0044ff" loext:opacity="1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44ff" loext:opacity="100%"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fo:color="#0044ff" loext:opacity="100%" style:text-line-through-style="none" style:text-line-through-type="none" fo:letter-spacing="normal" style:text-underline-style="none" style:text-blinking="false" loext:padding="0cm" loext:border="none"/>
    </style:style>
    <style:style style:name="T13" style:family="text">
      <style:text-properties fo:font-variant="normal" fo:text-transform="none" fo:color="#0044ff" loext:opacity="100%" style:text-line-through-style="none" style:text-line-through-type="none" style:font-name="Arial" fo:font-size="11.5pt" fo:font-style="normal" style:text-underline-style="none" fo:font-weight="normal" style:text-blinking="false" fo:background-color="transparent" loext:char-shading-value="0"/>
    </style:style>
    <style:style style:name="T14" style:family="text">
      <style:text-properties fo:font-variant="normal" fo:text-transform="none" fo:color="#aaaaaa" loext:opacity="100%" style:text-line-through-style="none" style:text-line-through-type="none" style:font-name="Poppins" fo:font-size="10.5pt" fo:letter-spacing="normal" fo:font-style="normal" style:text-underline-style="none" fo:font-weight="normal" style:text-blinking="false" loext:padding="0cm" loext:border="none"/>
    </style:style>
    <style:style style:name="T15" style:family="text">
      <style:text-properties fo:font-variant="normal" fo:text-transform="none" fo:color="#aaaaaa" loext:opacity="100%" style:text-line-through-style="none" style:text-line-through-type="none" style:font-name="var meta-font" fo:font-size="9.75pt" fo:letter-spacing="normal" fo:font-style="normal" style:text-underline-style="none" fo:font-weight="normal" style:text-blinking="false" loext:padding="0cm" loext:border="none"/>
    </style:style>
    <style:style style:name="T16" style:family="text">
      <style:text-properties fo:font-variant="normal" fo:text-transform="none" fo:color="#2b00fe" loext:opacity="100%" style:text-line-through-style="none" style:text-line-through-type="none" style:font-name="segoe ui" fo:font-size="12pt" fo:letter-spacing="normal" fo:font-style="normal" style:text-underline-style="none" fo:font-weight="bold" style:text-blinking="false" fo:background-color="transparent" loext:char-shading-value="0" loext:padding="0cm" loext:border="none"/>
    </style:style>
    <style:style style:name="T17" style:family="text">
      <style:text-properties fo:color="#ffffff" loext:opacity="100%" style:text-line-through-style="none" style:text-line-through-type="none" fo:font-size="10.5pt" style:text-underline-style="none" fo:font-weight="normal" style:text-blinking="false" fo:background-color="#3b5999" loext:char-shading-value="0" loext:padding="0cm" loext:border="none"/>
    </style:style>
    <style:style style:name="T18" style:family="text">
      <style:text-properties fo:color="#ffffff" loext:opacity="100%" style:text-line-through-style="none" style:text-line-through-type="none" fo:font-size="10.5pt" style:text-underline-style="none" fo:font-weight="normal" style:text-blinking="false" fo:background-color="#00acee" loext:char-shading-value="0" loext:padding="0cm" loext:border="none"/>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Frame">
      <style:graphic-properties fo:margin-left="0cm" fo:margin-right="0cm" fo:margin-top="0.529cm" fo:margin-bottom="0cm" style:wrap="right" style:number-wrapped-paragraphs="no-limit" style:vertical-pos="top" style:vertical-rel="paragraph-content" style:horizontal-pos="left" style:horizontal-rel="paragraph" fo:padding="0cm" fo:border="none"/>
    </style:style>
    <style:style style:name="fr3" style:family="graphic" style:parent-style-name="OLE">
      <style:graphic-properties fo:margin-left="0cm" fo:margin-right="0cm" fo:margin-top="0cm" fo:margin-bottom="0cm" style:wrap="run-through" style:number-wrapped-paragraphs="no-limit" style:vertical-pos="from-top" style:vertical-rel="frame" style:horizontal-pos="from-left" style:horizontal-rel="frame" fo:padding="0cm" fo:border="none" draw:ole-draw-aspect="1"/>
    </style:style>
    <style:style style:name="Sect1" style:family="section">
      <style:section-properties fo:background-color="transparent"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5">Sumita Arora Questions</text:p>
      <text:p text:style-name="P15"/>
      <text:p text:style-name="P8"><text:a xlink:type="simple" xlink:href="https://www.pathwalla.com/2020/03/q-1-type-c-file-handling-sumita-arora.html" text:style-name="Internet_20_link" text:visited-style-name="Visited_20_Internet_20_Link"><text:span text:style-name="T16">Q 1. Write a program that reads a text file and creates another file that is identical except that every sequence of consecutive blank spaces is replaced by a single space.</text:span></text:a><text:span text:style-name="T3"><text:line-break/><text:line-break/><text:line-break/></text:span><text:a xlink:type="simple" xlink:href="https://www.pathwalla.com/2020/03/q-2-type-c-file-handling-sumita-arora.html" text:style-name="Internet_20_link" text:visited-style-name="Visited_20_Internet_20_Link"><text:span text:style-name="T16">Q2. A file sports.dat contains information in following format :<text:line-break/>Event ~ Participant<text:line-break/>Write a function that would read contents from file sports.dat and creates a file named Atheletic.dat copying only those records from sports.dat where the event name is " Atheletics ".</text:span></text:a><text:span text:style-name="T3"><text:line-break/><text:line-break/><text:line-break/></text:span><text:a xlink:type="simple" xlink:href="https://www.pathwalla.com/2020/03/q-3-type-c-file-handling-sumita-arora.html" text:style-name="Internet_20_link" text:visited-style-name="Visited_20_Internet_20_Link"><text:span text:style-name="T16">Q3. A file contains a list of telephone numbers in the following form:<text:line-break/>Arvind 7258031<text:line-break/>Sachin 7259197 .<text:line-break/>The names contain only one word the names and telephone numbers are separated by white spaces Write program to read a file and display its contents in two columns.</text:span></text:a><text:span text:style-name="T3"><text:line-break/><text:line-break/><text:line-break/></text:span><text:a xlink:type="simple" xlink:href="https://www.pathwalla.com/2020/03/q-4-type-c-file-handling-sumita-arora.html" text:style-name="Internet_20_link" text:visited-style-name="Visited_20_Internet_20_Link"><text:span text:style-name="T16">Q4. Write a program to count the words "to" and "the" present in a text file "Poem.txt".</text:span></text:a><text:span text:style-name="T3"><text:line-break/><text:line-break/><text:line-break/></text:span><text:a xlink:type="simple" xlink:href="https://www.pathwalla.com/2022/05/write-function-amcount-in-python-which.html" text:style-name="Internet_20_link" text:visited-style-name="Visited_20_Internet_20_Link"><text:span text:style-name="T16">Q5. Write a function AMCount() in Python, which should read each character of a text file STORY.TXT, should count and display the occurrence of alphabets A and M (including small cases a and m too).</text:span></text:a><text:span text:style-name="T3"><text:line-break/><text:line-break/><text:line-break/></text:span><text:a xlink:type="simple" xlink:href="https://www.pathwalla.com/2020/03/q-5-type-c-file-handling-sumita-arora.html" text:style-name="Internet_20_link" text:visited-style-name="Visited_20_Internet_20_Link"><text:span text:style-name="T16">Q6. Write a program to count the number of upper- case alphabets present in a text file "Article.txt".</text:span></text:a><text:span text:style-name="T3"><text:line-break/><text:line-break/><text:line-break/></text:span><text:a xlink:type="simple" xlink:href="https://www.pathwalla.com/2020/03/q-6-type-c-file-handling-sumita-arora.html" text:style-name="Internet_20_link" text:visited-style-name="Visited_20_Internet_20_Link"><text:span text:style-name="T16">Q7. Write a program that copies one file to another. Have the program read the file names from user ?</text:span></text:a><text:span text:style-name="T3"><text:line-break/><text:line-break/><text:line-break/></text:span><text:a xlink:type="simple" xlink:href="https://www.pathwalla.com/2020/03/q-7-type-c-file-handling-sumita-arora.html" text:style-name="Internet_20_link" text:visited-style-name="Visited_20_Internet_20_Link"><text:span text:style-name="T16">Q8. Write a program that appends the contents of one file to another. Have the program take the filenames from the user.</text:span></text:a><text:span text:style-name="T3"><text:line-break/><text:line-break/><text:line-break/></text:span><text:a xlink:type="simple" xlink:href="https://www.pathwalla.com/2020/03/q-8-type-c-file-handling-sumita-arora.html" text:style-name="Internet_20_link" text:visited-style-name="Visited_20_Internet_20_Link"><text:span text:style-name="T16">Q9. Write a method/function DISPLAYWORDS() in python to read lines from a text file STORY.TXT, and display those words, which are less than 4 characters.</text:span></text:a><text:span text:style-name="T3"><text:line-break/><text:line-break/></text:span><text:soft-page-break/><text:span text:style-name="T3"><text:line-break/></text:span><text:a xlink:type="simple" xlink:href="https://www.pathwalla.com/2020/03/q-9-type-c-file-handling-sumita-arora.html" text:style-name="Internet_20_link" text:visited-style-name="Visited_20_Internet_20_Link"><text:span text:style-name="T16">Q10. Write a program that reads characters from the keyboard one by one. All lower case characters get stored inside the file LOWER, all upper case characters get stored inside the file UPPER and all other characters get stored inside file OTHERS.</text:span></text:a><text:span text:style-name="T3"><text:line-break/><text:line-break/><text:line-break/></text:span><text:a xlink:type="simple" xlink:href="https://www.pathwalla.com/2020/03/q-10-type-c-file-handling-sumita-arora.html" text:style-name="Internet_20_link" text:visited-style-name="Visited_20_Internet_20_Link"><text:span text:style-name="T16">Q11. Write a function in Python to count and display the number of lines starting with alphabet 'A' present in a text file " LINES.TXT". e.g., the file "LINES.TXT" contains the following lines:<text:line-break/>A boy is playing there.<text:line-break/>There is a playground.<text:line-break/>An aeroplane is in the sky.<text:line-break/>Alphabets &amp; numbers are allowed in password.<text:line-break/>The function should display the output as 3.</text:span></text:a><text:span text:style-name="T3"><text:line-break/><text:line-break/><text:line-break/></text:span><text:a xlink:type="simple" xlink:href="https://www.pathwalla.com/2020/10/write-program-that-counts-number-of.html" text:style-name="Internet_20_link" text:visited-style-name="Visited_20_Internet_20_Link"><text:span text:style-name="T16">Q12. Write a program that counts the number of characters up to the first $ in a text file.</text:span></text:a><text:span text:style-name="T3"><text:line-break/><text:line-break/><text:line-break/></text:span><text:a xlink:type="simple" xlink:href="https://www.pathwalla.com/2020/03/q-1-type-c-file-handling-sumita-arora.html" text:style-name="Internet_20_link" text:visited-style-name="Visited_20_Internet_20_Link"><text:span text:style-name="T16">Q13. Write a program that will create an object called filout for writing, associate it with the filename STRS.txt. The code should keep on writing strings to it as long as the user wants.</text:span></text:a><text:span text:style-name="T3"><text:line-break/><text:line-break/></text:span><text:a xlink:type="simple" xlink:href="https://www.pathwalla.com/2020/10/consider-following-definition-of.html" text:style-name="Internet_20_link" text:visited-style-name="Visited_20_Internet_20_Link"><text:span text:style-name="T16"><text:line-break/>Q14. Consider the following definition of dictionary Member, write a method in python to write the content in a pickled file member.dat.<text:line-break/><text:line-break/>Member = {'MemberNo.': _____, 'Name': _____}</text:span></text:a><text:span text:style-name="T3"><text:line-break/><text:line-break/><text:line-break/></text:span><text:a xlink:type="simple" xlink:href="https://www.pathwalla.com/2020/10/consider-following-definition-of_19.html" text:style-name="Internet_20_link" text:visited-style-name="Visited_20_Internet_20_Link"><text:span text:style-name="T16">Q15. Consider the following definition of dictionary Staff, write a method in python to search and display the content in a pickled file staff.dat, where Staffcode key of the dictionary is matching with 'S0105'.<text:line-break/><text:line-break/>Staff = {‘Staff Code': _____, 'Name' = _____}</text:span></text:a><text:span text:style-name="T3"><text:line-break/><text:line-break/></text:span><text:a xlink:type="simple" xlink:href="https://www.pathwalla.com/2020/10/considering-following-definition-of.html" text:style-name="Internet_20_link" text:visited-style-name="Visited_20_Internet_20_Link"><text:span text:style-name="T16"><text:line-break/>Q16. Considering the following definition of dictionary COMPANY, write a method in Python to search and display the content in a pickled file COMPANY.DAT, where CompID key of the dictionary is matching with the value '1005'.<text:line-break/><text:line-break/>Company = {'CompID' = ____, 'CName' = ____, ‘Turnover’ = ____}</text:span></text:a><text:span text:style-name="T3"><text:line-break/><text:line-break/><text:line-break/></text:span><text:soft-page-break/><text:a xlink:type="simple" xlink:href="https://www.pathwalla.com/2020/10/write-function-in-to-search-and-display.html" text:style-name="Internet_20_link" text:visited-style-name="Visited_20_Internet_20_Link"><text:span text:style-name="T16">Q17. Write a function in to search and display details of all trains, whose destination is Delhi from a binary file TRAIN.DAT. Assuming the binary file is containing the objects of the following dictionary type:<text:line-break/><text:line-break/>Train = { 'Tno': ___, ‘From’: ____, 'To' : ____}</text:span></text:a><text:span text:style-name="T3"><text:line-break/><text:line-break/><text:line-break/></text:span><text:a xlink:type="simple" xlink:href="https://www.pathwalla.com/2022/05/a-binary-file-bookdat-has-structure.html" text:style-name="Internet_20_link" text:visited-style-name="Visited_20_Internet_20_Link"><text:span text:style-name="T16">Q18. A binary file "Book.dat" has structure [BookNo, Book Name, Author, Price].<text:line-break/><text:line-break/>(i) Write a user defined function CreateFile() to input data for a record and add to Book.dat.<text:line-break/><text:line-break/>(i) Write a function CountRec(Author) in Python which accepts the Author name as parameter and count and return number of books by the given Author are stored in the binary file "Book.dat".</text:span></text:a><text:span text:style-name="T3"><text:line-break/><text:line-break/><text:line-break/></text:span><text:a xlink:type="simple" xlink:href="https://www.pathwalla.com/2022/05/write-function-showwords-in-python-to.html" text:style-name="Internet_20_link" text:visited-style-name="Visited_20_Internet_20_Link"><text:span text:style-name="T16">Q19. Write a function Show_words() in python to read the content of a text file ‘NOTES.TXT’ and display only such lines of the file which have exactly 5 words in them.</text:span></text:a><text:span text:style-name="T3"><text:line-break/><text:line-break/><text:line-break/></text:span><text:a xlink:type="simple" xlink:href="https://www.pathwalla.com/2020/10/write-python-program-to-read-given-csv.html" text:style-name="Internet_20_link" text:visited-style-name="Visited_20_Internet_20_Link"><text:span text:style-name="T16">Q20. Write a Python program to read a given CSV file having tab delimiter.</text:span></text:a><text:span text:style-name="T3"><text:line-break/><text:line-break/><text:line-break/></text:span><text:a xlink:type="simple" xlink:href="https://www.pathwalla.com/2020/10/write-python-program-to-write-nested.html" text:style-name="Internet_20_link" text:visited-style-name="Visited_20_Internet_20_Link"><text:span text:style-name="T16">Q21. Write a Python program to write a nested Python list to a csv file in one go. After writing the CSV read the CSV file and display the content.</text:span></text:a><text:span text:style-name="T3"><text:line-break/><text:line-break/><text:line-break/></text:span><text:a xlink:type="simple" xlink:href="https://www.pathwalla.com/2020/10/write-function-that-reads-csv-file-and.html" text:style-name="Internet_20_link" text:visited-style-name="Visited_20_Internet_20_Link"><text:span text:style-name="T16">Q22. Write a function that reads a csv file and creates another csv file with the same content, but with a different delimiter.</text:span></text:a><text:span text:style-name="T3"><text:line-break/><text:line-break/></text:span><text:a xlink:type="simple" xlink:href="https://www.pathwalla.com/2020/10/write-function-that-reads-csv-file-and_19.html" text:style-name="Internet_20_link" text:visited-style-name="Visited_20_Internet_20_Link"><text:span text:style-name="T16"><text:line-break/>Q23. Write a function that reads a csv file and creates another csv file with the same content except the lines beginning with 'check'.</text:span></text:a></text:p>
      <text:p text:style-name="P18"><text:span text:style-name="T1"><text:line-break/></text:span><text:span text:style-name="T2"/></text:p>
      <text:p text:style-name="P9"><text:span text:style-name="T2"/></text:p>
      <text:p text:style-name="P13"><text:span text:style-name="T2">Day 1</text:span></text:p>
      <text:list text:style-name="L1">
        <text:list-item>
          <text:p text:style-name="P6"><text:a xlink:type="simple" xlink:href="https://www.includehelp.com/python/write-data-to-file.aspx" text:style-name="Internet_20_link" text:visited-style-name="Visited_20_Internet_20_Link"><text:span text:style-name="T2">Python program to write data to file</text:span></text:a></text:p>
        </text:list-item>
        <text:list-item>
          <text:p text:style-name="P6"><text:a xlink:type="simple" xlink:href="https://www.includehelp.com/python/create-a-new-file-in-another-directory.aspx" text:style-name="Internet_20_link" text:visited-style-name="Visited_20_Internet_20_Link"><text:span text:style-name="T2">Python program to create a new file in another directory</text:span></text:a></text:p>
        </text:list-item>
        <text:list-item>
          <text:p text:style-name="P6"><text:a xlink:type="simple" xlink:href="https://www.includehelp.com/python/append-content-to-a-file-in-python.aspx" text:style-name="Internet_20_link" text:visited-style-name="Visited_20_Internet_20_Link"><text:span text:style-name="T2">Append content to a file in Python</text:span></text:a></text:p>
        </text:list-item>
        <text:list-item>
          <text:p text:style-name="P6"><text:a xlink:type="simple" xlink:href="https://www.includehelp.com/python/read-contents-of-the-file-using-readline-method.aspx" text:style-name="Internet_20_link" text:visited-style-name="Visited_20_Internet_20_Link"><text:span text:style-name="T2">Read contents of the file using readline() method in Python</text:span></text:a></text:p>
        </text:list-item>
        <text:list-item>
          <text:p text:style-name="P6"><text:a xlink:type="simple" xlink:href="https://www.includehelp.com/python/read-contents-of-a-file-using-readline-method-and-manipulating-it.aspx" text:style-name="Internet_20_link" text:visited-style-name="Visited_20_Internet_20_Link"><text:span text:style-name="T2">Read contents of a file using readline() method and manipulating it in Python</text:span></text:a></text:p>
        </text:list-item>
        <text:list-item>
          <text:p text:style-name="P6"><text:a xlink:type="simple" xlink:href="https://www.includehelp.com/python/read-contents-of-the-file-using-readlines-method.aspx" text:style-name="Internet_20_link" text:visited-style-name="Visited_20_Internet_20_Link"><text:span text:style-name="T2">Read contents of the file using readlines() method in Python</text:span></text:a></text:p>
        </text:list-item>
        <text:list-item>
          <text:p text:style-name="P6"><text:a xlink:type="simple" xlink:href="https://www.includehelp.com/python/check-if-the-record-is-present-in-the-file-using-its-id.aspx" text:style-name="Internet_20_link" text:visited-style-name="Visited_20_Internet_20_Link"><text:span text:style-name="T2">Check if the record is present in the file using its id in Python</text:span></text:a></text:p>
        </text:list-item>
        <text:list-item>
          <text:p text:style-name="P6"><text:a xlink:type="simple" xlink:href="https://www.includehelp.com/python/copy-contents-from-one-file-to-another-file.aspx" text:style-name="Internet_20_link" text:visited-style-name="Visited_20_Internet_20_Link"><text:span text:style-name="T2">Copy contents from one file to another file in Python</text:span></text:a></text:p>
        </text:list-item>
        <text:list-item>
          <text:p text:style-name="P6"><text:a xlink:type="simple" xlink:href="https://www.includehelp.com/python/copy-odd-lines-of-one-file-to-another-file-in-python.aspx" text:style-name="Internet_20_link" text:visited-style-name="Visited_20_Internet_20_Link"><text:span text:style-name="T2">Copy odd lines of one file to another file in Python</text:span></text:a></text:p>
        </text:list-item>
        <text:list-item>
          <text:p text:style-name="P6"><text:a xlink:type="simple" xlink:href="https://www.includehelp.com/python/count-the-total-number-of-uppercase-characters-in-a-file.aspx" text:style-name="Internet_20_link" text:visited-style-name="Visited_20_Internet_20_Link"><text:span text:style-name="T2">Count the total number of uppercase characters in a file in Python</text:span></text:a></text:p>
        </text:list-item>
        <text:list-item>
          <text:p text:style-name="P6"><text:a xlink:type="simple" xlink:href="https://www.includehelp.com/python/count-total-number-of-uppercase-and-lowercase-characters-in-file.aspx" text:style-name="Internet_20_link" text:visited-style-name="Visited_20_Internet_20_Link"><text:span text:style-name="T2">Python program to count total number of uppercase and lowercase characters in file</text:span></text:a></text:p>
        </text:list-item>
        <text:list-item>
          <text:p text:style-name="P6"><text:a xlink:type="simple" xlink:href="https://www.includehelp.com/python/setting-file-offsets-in-python.aspx" text:style-name="Internet_20_link" text:visited-style-name="Visited_20_Internet_20_Link"><text:span text:style-name="T2">Setting file offsets in Python</text:span></text:a></text:p>
        </text:list-item>
        <text:list-item>
          <text:p text:style-name="P6"><text:a xlink:type="simple" xlink:href="https://www.includehelp.com/python/read-a-program-from-another-file.aspx" text:style-name="Internet_20_link" text:visited-style-name="Visited_20_Internet_20_Link"><text:span text:style-name="T2">Read a program from another file in Python</text:span></text:a></text:p>
        </text:list-item>
        <text:list-item>
          <text:p text:style-name="P6"><text:a xlink:type="simple" xlink:href="https://www.includehelp.com/python/delay-printing-of-lines-from-a-file-using-sleep-function.aspx" text:style-name="Internet_20_link" text:visited-style-name="Visited_20_Internet_20_Link"><text:span text:style-name="T2">Python program to delay printing of lines from a file using sleep function</text:span></text:a></text:p>
        </text:list-item>
        <text:list-item>
          <text:p text:style-name="P6"><text:a xlink:type="simple" xlink:href="https://www.includehelp.com/python/count-the-number-of-lines-in-a-file.aspx" text:style-name="Internet_20_link" text:visited-style-name="Visited_20_Internet_20_Link"><text:span text:style-name="T2">Python program to count the number of lines in a file</text:span></text:a></text:p>
        </text:list-item>
        <text:list-item>
          <text:p text:style-name="P6"><text:a xlink:type="simple" xlink:href="https://www.includehelp.com/python/read-first-n-character-from-each-line.aspx" text:style-name="Internet_20_link" text:visited-style-name="Visited_20_Internet_20_Link"><text:span text:style-name="T2">Python program to read first N character from each line</text:span></text:a></text:p>
        </text:list-item>
        <text:list-item>
          <text:p text:style-name="P6"><text:a xlink:type="simple" xlink:href="https://www.includehelp.com/python/read-data-from-file-and-extract-record-data-from-it.aspx" text:style-name="Internet_20_link" text:visited-style-name="Visited_20_Internet_20_Link"><text:span text:style-name="T2">Python program to read data from file and extract record data from it</text:span></text:a></text:p>
        </text:list-item>
        <text:list-item>
          <text:p text:style-name="P6"><text:a xlink:type="simple" xlink:href="https://www.includehelp.com/python/check-a-files-status-in-file-handling.aspx" text:style-name="Internet_20_link" text:visited-style-name="Visited_20_Internet_20_Link"><text:span text:style-name="T2">Python program to check a file's status in file Handling</text:span></text:a></text:p>
        </text:list-item>
        <text:list-item>
          <text:p text:style-name="P6"><text:a xlink:type="simple" xlink:href="https://www.includehelp.com/python/read-character-till-a-count.aspx" text:style-name="Internet_20_link" text:visited-style-name="Visited_20_Internet_20_Link"><text:span text:style-name="T2">Python program to read character till a count</text:span></text:a></text:p>
        </text:list-item>
        <text:list-item>
          <text:p text:style-name="P6"><text:a xlink:type="simple" xlink:href="https://www.includehelp.com/python/delete-a-file.aspx" text:style-name="Internet_20_link" text:visited-style-name="Visited_20_Internet_20_Link"><text:span text:style-name="T2">Python program to delete a file</text:span></text:a></text:p>
        </text:list-item>
      </text:list>
      <text:p text:style-name="P7"><text:a xlink:type="simple" xlink:href="https://www.includehelp.com/python/choice-based-read-write-program-in-python-basic-file-manager-project.aspx" text:style-name="Internet_20_link" text:visited-style-name="Visited_20_Internet_20_Link"><text:span text:style-name="T2"/></text:a></text:p>
      <text:p text:style-name="P12"><text:span text:style-name="T2">Day -2</text:span></text:p>
      <text:p text:style-name="P12"><text:span text:style-name="T2"/></text:p>
      <text:p text:style-name="P12"><text:a xlink:type="simple" xlink:href="https://www.geeksforgeeks.org/python-program-to-read-file-word-by-word/" office:target-frame-name="_blank" xlink:show="new" text:style-name="Internet_20_link" text:visited-style-name="Visited_20_Internet_20_Link"><text:span text:style-name="T4">Python program to read file word by word</text:span></text:a></text:p>
      <text:list text:style-name="L2">
        <text:list-item text:start-value="2">
          <text:p text:style-name="P16"><text:a xlink:type="simple" xlink:href="https://www.geeksforgeeks.org/python-program-to-read-character-by-character-from-a-file/" office:target-frame-name="_blank" xlink:show="new" text:style-name="Internet_20_link" text:visited-style-name="Visited_20_Internet_20_Link"><text:span text:style-name="T5">Python program to read character by character from a file</text:span></text:a></text:p>
        </text:list-item>
        <text:list-item text:start-value="3">
          <text:p text:style-name="P16"><text:a xlink:type="simple" xlink:href="https://www.geeksforgeeks.org/python-get-number-of-characters-words-spaces-and-lines-in-a-file/" office:target-frame-name="_blank" xlink:show="new" text:style-name="Internet_20_link" text:visited-style-name="Visited_20_Internet_20_Link"><text:span text:style-name="T5">Python – Get number of characters, words, spaces and lines in a file</text:span></text:a></text:p>
        </text:list-item>
        <text:list-item text:start-value="4">
          <text:p text:style-name="P16"><text:a xlink:type="simple" xlink:href="https://www.geeksforgeeks.org/python-program-to-count-the-number-of-occurrences-of-a-key-value-pair-in-a-text-file/" office:target-frame-name="_blank" xlink:show="new" text:style-name="Internet_20_link" text:visited-style-name="Visited_20_Internet_20_Link"><text:span text:style-name="T5">Python program to Count the Number of occurrences of a key-value pair in a text file</text:span></text:a></text:p>
        </text:list-item>
        <text:list-item text:start-value="5">
          <text:p text:style-name="P16"><text:a xlink:type="simple" xlink:href="https://www.geeksforgeeks.org/python-finding-n-character-words-in-a-text-file/" office:target-frame-name="_blank" xlink:show="new" text:style-name="Internet_20_link" text:visited-style-name="Visited_20_Internet_20_Link"><text:span text:style-name="T5">Python | Finding ‘n’ Character Words in a Text File</text:span></text:a></text:p>
        </text:list-item>
        <text:list-item text:start-value="6">
          <text:p text:style-name="P16"><text:a xlink:type="simple" xlink:href="https://www.geeksforgeeks.org/how-to-obtain-the-line-number-in-which-given-word-is-present-using-python/" office:target-frame-name="_blank" xlink:show="new" text:style-name="Internet_20_link" text:visited-style-name="Visited_20_Internet_20_Link"><text:span text:style-name="T5">Python Program to obtain the line number in which given word is present</text:span></text:a></text:p>
        </text:list-item>
        <text:list-item text:start-value="7">
          <text:p text:style-name="P16"><text:a xlink:type="simple" xlink:href="https://www.geeksforgeeks.org/count-number-of-lines-in-a-text-file-in-python/" office:target-frame-name="_blank" xlink:show="new" text:style-name="Internet_20_link" text:visited-style-name="Visited_20_Internet_20_Link"><text:span text:style-name="T5">Count number of lines in a text file in Python</text:span></text:a></text:p>
        </text:list-item>
        <text:list-item text:start-value="8">
          <text:p text:style-name="P16"><text:a xlink:type="simple" xlink:href="https://www.geeksforgeeks.org/how-to-remove-lines-starting-with-any-prefix-using-python/" office:target-frame-name="_blank" xlink:show="new" text:style-name="Internet_20_link" text:visited-style-name="Visited_20_Internet_20_Link"><text:span text:style-name="T5">Python Program to remove lines starting with any prefix</text:span></text:a></text:p>
        </text:list-item>
        <text:list-item text:start-value="9">
          <text:p text:style-name="P16"><text:a xlink:type="simple" xlink:href="https://www.geeksforgeeks.org/eliminating-repeated-lines-from-a-file-using-python/" office:target-frame-name="_blank" xlink:show="new" text:style-name="Internet_20_link" text:visited-style-name="Visited_20_Internet_20_Link"><text:span text:style-name="T5">Python Program to Eliminate repeated lines from a file</text:span></text:a></text:p>
        </text:list-item>
        <text:list-item text:start-value="10">
          <text:p text:style-name="P16"><text:a xlink:type="simple" xlink:href="https://www.geeksforgeeks.org/read-list-of-dictionaries-from-file-in-python/" office:target-frame-name="_blank" xlink:show="new" text:style-name="Internet_20_link" text:visited-style-name="Visited_20_Internet_20_Link"><text:span text:style-name="T5">Python Program to read List of Dictionaries from File</text:span></text:a></text:p>
        </text:list-item>
        <text:list-item text:start-value="11">
          <text:p text:style-name="P16"><text:a xlink:type="simple" xlink:href="https://www.geeksforgeeks.org/python-append-content-of-one-text-file-to-another/" office:target-frame-name="_blank" xlink:show="new" text:style-name="Internet_20_link" text:visited-style-name="Visited_20_Internet_20_Link"><text:soft-page-break/><text:span text:style-name="T5">Python – Append content of one text file to another</text:span></text:a></text:p>
        </text:list-item>
        <text:list-item text:start-value="12">
          <text:p text:style-name="P16"><text:a xlink:type="simple" xlink:href="https://www.geeksforgeeks.org/python-program-to-copy-odd-lines-of-one-file-to-other/" text:style-name="Internet_20_link" text:visited-style-name="Visited_20_Internet_20_Link"><text:span text:style-name="T5">Python program to copy odd lines of one file to other</text:span></text:a></text:p>
        </text:list-item>
        <text:list-item text:start-value="13">
          <text:p text:style-name="P16"><text:a xlink:type="simple" xlink:href="https://www.geeksforgeeks.org/python-program-to-merge-two-files-into-a-third-file/" office:target-frame-name="_blank" xlink:show="new" text:style-name="Internet_20_link" text:visited-style-name="Visited_20_Internet_20_Link"><text:span text:style-name="T5">Python Program to merge two files into a third file</text:span></text:a></text:p>
        </text:list-item>
        <text:list-item text:start-value="14">
          <text:p text:style-name="P16"><text:a xlink:type="simple" xlink:href="https://www.geeksforgeeks.org/python-program-to-reverse-a-single-line-of-a-text-file/" office:target-frame-name="_blank" xlink:show="new" text:style-name="Internet_20_link" text:visited-style-name="Visited_20_Internet_20_Link"><text:span text:style-name="T5">Python program to Reverse a single line of a text file</text:span></text:a></text:p>
        </text:list-item>
        <text:list-item text:start-value="15">
          <text:p text:style-name="P16"><text:a xlink:type="simple" xlink:href="https://www.geeksforgeeks.org/python-program-to-reverse-the-content-of-a-file-and-store-it-in-another-file/" office:target-frame-name="_blank" xlink:show="new" text:style-name="Internet_20_link" text:visited-style-name="Visited_20_Internet_20_Link"><text:span text:style-name="T5">Python program to reverse the content of a file and store it in another file</text:span></text:a></text:p>
        </text:list-item>
        <text:list-item text:start-value="16">
          <text:p text:style-name="P16"><text:a xlink:type="simple" xlink:href="https://www.geeksforgeeks.org/python-program-to-reverse-the-content-of-a-file-using-stack/" office:target-frame-name="_blank" xlink:show="new" text:style-name="Internet_20_link" text:visited-style-name="Visited_20_Internet_20_Link"><text:span text:style-name="T5">Python Program to Reverse the Content of a File using Stack</text:span></text:a></text:p>
        </text:list-item>
      </text:list>
      <text:p text:style-name="Text_20_body"><text:line-break/></text:p>
      <text:p text:style-name="P3">Day 3</text:p>
      <text:p text:style-name="P3"/>
      <text:p text:style-name="P14"><text:span text:style-name="Strong_20_Emphasis"><text:span text:style-name="T6">1. </text:span></text:span><text:span text:style-name="T6">Write a python program to create a new text file and write some text into it.</text:span></text:p>
      <text:p text:style-name="P19"><text:a xlink:type="simple" xlink:href="https://www.w3resource.com/cpp-exercises/file-handling/cpp-file-handling-exercise-1.php" office:target-frame-name="_blank" xlink:show="new" text:style-name="Internet_20_link" text:visited-style-name="Visited_20_Internet_20_Link"><text:span text:style-name="T6"/></text:a></text:p>
      <text:p text:style-name="P19"><text:span text:style-name="Strong_20_Emphasis"><text:span text:style-name="T6">2. </text:span></text:span><text:span text:style-name="T6">Write a python program to open an existing text file and display its contents on the console.</text:span></text:p>
      <text:p text:style-name="P19"><text:a xlink:type="simple" xlink:href="https://www.w3resource.com/cpp-exercises/file-handling/cpp-file-handling-exercise-2.php" office:target-frame-name="_blank" xlink:show="new" text:style-name="Internet_20_link" text:visited-style-name="Visited_20_Internet_20_Link"><text:span text:style-name="T6"/></text:a></text:p>
      <text:p text:style-name="P19"><text:span text:style-name="Strong_20_Emphasis"><text:span text:style-name="T6">3. </text:span></text:span><text:span text:style-name="T6">Write a python program to count the number of lines in a text file.</text:span></text:p>
      <text:p text:style-name="P19"><text:a xlink:type="simple" xlink:href="https://www.w3resource.com/cpp-exercises/file-handling/cpp-file-handling-exercise-3.php" office:target-frame-name="_blank" xlink:show="new" text:style-name="Internet_20_link" text:visited-style-name="Visited_20_Internet_20_Link"><text:span text:style-name="T6"/></text:a></text:p>
      <text:p text:style-name="P19"><text:span text:style-name="Strong_20_Emphasis"><text:span text:style-name="T6">4. </text:span></text:span><text:span text:style-name="T6">Write a python program to count the number of words in a text file.</text:span></text:p>
      <text:p text:style-name="P19"><text:a xlink:type="simple" xlink:href="https://www.w3resource.com/cpp-exercises/file-handling/cpp-file-handling-exercise-4.php" office:target-frame-name="_blank" xlink:show="new" text:style-name="Internet_20_link" text:visited-style-name="Visited_20_Internet_20_Link"><text:span text:style-name="T6"/></text:a></text:p>
      <text:p text:style-name="P19"><text:span text:style-name="Strong_20_Emphasis"><text:span text:style-name="T6">5. </text:span></text:span><text:span text:style-name="T6">Write a python program to copy the contents of one text file to another.</text:span></text:p>
      <text:p text:style-name="P19"><text:a xlink:type="simple" xlink:href="https://www.w3resource.com/cpp-exercises/file-handling/cpp-file-handling-exercise-5.php" office:target-frame-name="_blank" xlink:show="new" text:style-name="Internet_20_link" text:visited-style-name="Visited_20_Internet_20_Link"><text:span text:style-name="T6"/></text:a></text:p>
      <text:p text:style-name="P19"><text:span text:style-name="Strong_20_Emphasis"><text:span text:style-name="T6">6. </text:span></text:span><text:span text:style-name="T6">Write a python program to find and replace a specific word in a text file.</text:span></text:p>
      <text:p text:style-name="P19"><text:a xlink:type="simple" xlink:href="https://www.w3resource.com/cpp-exercises/file-handling/cpp-file-handling-exercise-6.php" office:target-frame-name="_blank" xlink:show="new" text:style-name="Internet_20_link" text:visited-style-name="Visited_20_Internet_20_Link"><text:span text:style-name="T6"/></text:a></text:p>
      <text:p text:style-name="P19"><text:span text:style-name="Strong_20_Emphasis"><text:span text:style-name="T6">7. </text:span></text:span><text:span text:style-name="T6">Write a python program to append new data to an existing text file.</text:span></text:p>
      <text:p text:style-name="P19"><text:a xlink:type="simple" xlink:href="https://www.w3resource.com/cpp-exercises/file-handling/cpp-file-handling-exercise-7.php" office:target-frame-name="_blank" xlink:show="new" text:style-name="Internet_20_link" text:visited-style-name="Visited_20_Internet_20_Link"><text:span text:style-name="T6"/></text:a></text:p>
      <text:p text:style-name="P19"><text:span text:style-name="Strong_20_Emphasis"><text:span text:style-name="T6">8. </text:span></text:span><text:span text:style-name="T6">Write a python program to sort the lines of a text file in alphabetical order.</text:span></text:p>
      <text:p text:style-name="P19"><text:a xlink:type="simple" xlink:href="https://www.w3resource.com/cpp-exercises/file-handling/cpp-file-handling-exercise-8.php" office:target-frame-name="_blank" xlink:show="new" text:style-name="Internet_20_link" text:visited-style-name="Visited_20_Internet_20_Link"><text:span text:style-name="T6"/></text:a></text:p>
      <text:p text:style-name="P19"><text:soft-page-break/><text:span text:style-name="Strong_20_Emphasis"><text:span text:style-name="T6">9. </text:span></text:span><text:span text:style-name="T6">Write a python program to merge multiple text files into a single file.</text:span></text:p>
      <text:p text:style-name="P19"><text:a xlink:type="simple" xlink:href="https://www.w3resource.com/cpp-exercises/file-handling/cpp-file-handling-exercise-9.php" office:target-frame-name="_blank" xlink:show="new" text:style-name="Internet_20_link" text:visited-style-name="Visited_20_Internet_20_Link"><text:span text:style-name="T6"/></text:a></text:p>
      <text:p text:style-name="P19"><text:span text:style-name="Strong_20_Emphasis"><text:span text:style-name="T6">10. </text:span></text:span><text:span text:style-name="T6">Write a python program to split a large text file into smaller files of equal size.</text:span></text:p>
      <text:p text:style-name="P19"/>
      <text:p text:style-name="P4"><text:bookmark text:name="docs-internal-guid-4655de6b-7fff-1677-f8a7-764994da91a5"/><text:span text:style-name="T6"/></text:p>
      <text:p text:style-name="P25"><text:a xlink:type="simple" xlink:href="https://www.pathwalla.com/2020/08/consider-file-sarojinipoemtxt.html" text:style-name="Internet_20_link" text:visited-style-name="Visited_20_Internet_20_Link"><text:span text:style-name="T13">Q1. Consider the file “SarojiniPoem.txt”</text:span></text:a></text:p>
      <text:p text:style-name="P25"><text:a xlink:type="simple" xlink:href="https://www.pathwalla.com/2020/08/consider-file-sarojinipoemtxt.html" text:style-name="Internet_20_link" text:visited-style-name="Visited_20_Internet_20_Link"><text:span text:style-name="T13">Autumn Song</text:span></text:a></text:p>
      <text:p text:style-name="P26"><text:a xlink:type="simple" xlink:href="https://www.pathwalla.com/2020/08/consider-file-sarojinipoemtxt.html" text:style-name="Internet_20_link" text:visited-style-name="Visited_20_Internet_20_Link"><text:span text:style-name="T13">Like a joy on the heart of a sorrow,</text:span></text:a></text:p>
      <text:p text:style-name="P26"><text:a xlink:type="simple" xlink:href="https://www.pathwalla.com/2020/08/consider-file-sarojinipoemtxt.html" text:style-name="Internet_20_link" text:visited-style-name="Visited_20_Internet_20_Link"><text:span text:style-name="T13">The sunset hangs on a cloud; </text:span></text:a></text:p>
      <text:p text:style-name="P26"><text:a xlink:type="simple" xlink:href="https://www.pathwalla.com/2020/08/consider-file-sarojinipoemtxt.html" text:style-name="Internet_20_link" text:visited-style-name="Visited_20_Internet_20_Link"><text:span text:style-name="T13">A golden storm of glittering sheaves, </text:span></text:a></text:p>
      <text:p text:style-name="P26"><text:a xlink:type="simple" xlink:href="https://www.pathwalla.com/2020/08/consider-file-sarojinipoemtxt.html" text:style-name="Internet_20_link" text:visited-style-name="Visited_20_Internet_20_Link"><text:span text:style-name="T13">Of fair and frail and fluttering leaves, </text:span></text:a></text:p>
      <text:p text:style-name="P26"><text:a xlink:type="simple" xlink:href="https://www.pathwalla.com/2020/08/consider-file-sarojinipoemtxt.html" text:style-name="Internet_20_link" text:visited-style-name="Visited_20_Internet_20_Link"><text:span text:style-name="T13">The wild wind blows in a cloud. </text:span></text:a></text:p>
      <text:p text:style-name="P26"/>
      <text:p text:style-name="P26"><text:a xlink:type="simple" xlink:href="https://www.pathwalla.com/2020/08/consider-file-sarojinipoemtxt.html" text:style-name="Internet_20_link" text:visited-style-name="Visited_20_Internet_20_Link"><text:span text:style-name="T13">Hark to a voice that is calling </text:span></text:a></text:p>
      <text:p text:style-name="P26"><text:a xlink:type="simple" xlink:href="https://www.pathwalla.com/2020/08/consider-file-sarojinipoemtxt.html" text:style-name="Internet_20_link" text:visited-style-name="Visited_20_Internet_20_Link"><text:span text:style-name="T13">To my heart in the voice of the wind: </text:span></text:a></text:p>
      <text:p text:style-name="P26"><text:a xlink:type="simple" xlink:href="https://www.pathwalla.com/2020/08/consider-file-sarojinipoemtxt.html" text:style-name="Internet_20_link" text:visited-style-name="Visited_20_Internet_20_Link"><text:span text:style-name="T13">My heart is weary and sad and alone, </text:span></text:a></text:p>
      <text:p text:style-name="P26"><text:a xlink:type="simple" xlink:href="https://www.pathwalla.com/2020/08/consider-file-sarojinipoemtxt.html" text:style-name="Internet_20_link" text:visited-style-name="Visited_20_Internet_20_Link"><text:span text:style-name="T13">For its dreams like the fluttering leaves have gone, </text:span></text:a></text:p>
      <text:p text:style-name="P26"><text:a xlink:type="simple" xlink:href="https://www.pathwalla.com/2020/08/consider-file-sarojinipoemtxt.html" text:style-name="Internet_20_link" text:visited-style-name="Visited_20_Internet_20_Link"><text:span text:style-name="T13">And why should I stay behind? </text:span></text:a></text:p>
      <text:p text:style-name="P26"/>
      <text:p text:style-name="P26"><text:a xlink:type="simple" xlink:href="https://www.pathwalla.com/2020/08/consider-file-sarojinipoemtxt.html" text:style-name="Internet_20_link" text:visited-style-name="Visited_20_Internet_20_Link"><text:span text:style-name="T13">Sarojini Naidu</text:span></text:a></text:p>
      <text:p text:style-name="P25"><text:a xlink:type="simple" xlink:href="https://www.pathwalla.com/2020/08/consider-file-sarojinipoemtxt.html" text:style-name="Internet_20_link" text:visited-style-name="Visited_20_Internet_20_Link"><text:span text:style-name="T13">Based on the above file, answer the following question:</text:span></text:a></text:p>
      <text:p text:style-name="P26"><text:a xlink:type="simple" xlink:href="https://www.pathwalla.com/2020/08/consider-file-sarojinipoemtxt.html" text:style-name="Internet_20_link" text:visited-style-name="Visited_20_Internet_20_Link"><text:span text:style-name="T13">(a) What would be the output of following code? </text:span></text:a></text:p>
      <text:p text:style-name="P26"><text:a xlink:type="simple" xlink:href="https://www.pathwalla.com/2020/08/consider-file-sarojinipoemtxt.html" text:style-name="Internet_20_link" text:visited-style-name="Visited_20_Internet_20_Link"><text:span text:style-name="T13">file = open ("sarojiniPoem.txt","r")</text:span></text:a></text:p>
      <text:p text:style-name="P26"><text:a xlink:type="simple" xlink:href="https://www.pathwalla.com/2020/08/consider-file-sarojinipoemtxt.html" text:style-name="Internet_20_link" text:visited-style-name="Visited_20_Internet_20_Link"><text:span text:style-name="T13">text = file.readlines()</text:span></text:a></text:p>
      <text:p text:style-name="P26"><text:a xlink:type="simple" xlink:href="https://www.pathwalla.com/2020/08/consider-file-sarojinipoemtxt.html" text:style-name="Internet_20_link" text:visited-style-name="Visited_20_Internet_20_Link"><text:span text:style-name="T13">file.close()</text:span></text:a></text:p>
      <text:p text:style-name="P26"><text:a xlink:type="simple" xlink:href="https://www.pathwalla.com/2020/08/consider-file-sarojinipoemtxt.html" text:style-name="Internet_20_link" text:visited-style-name="Visited_20_Internet_20_Link"><text:span text:style-name="T13">for line in text  :</text:span></text:a></text:p>
      <text:p text:style-name="P26"><text:a xlink:type="simple" xlink:href="https://www.pathwalla.com/2020/08/consider-file-sarojinipoemtxt.html" text:style-name="Internet_20_link" text:visited-style-name="Visited_20_Internet_20_Link"><text:span text:style-name="T10">    </text:span><text:span text:style-name="T13">print (line , end = ' ' )</text:span></text:a></text:p>
      <text:p text:style-name="P26"><text:a xlink:type="simple" xlink:href="https://www.pathwalla.com/2020/08/consider-file-sarojinipoemtxt.html" text:style-name="Internet_20_link" text:visited-style-name="Visited_20_Internet_20_Link"><text:span text:style-name="T13">print ( )</text:span></text:a></text:p>
      <text:p text:style-name="P26"><text:a xlink:type="simple" xlink:href="https://www.pathwalla.com/2020/08/consider-file-sarojinipoemtxt.html" text:style-name="Internet_20_link" text:visited-style-name="Visited_20_Internet_20_Link"><text:span text:style-name="T13">(b) Modify the program so that the lines are printed in reverse order.</text:span></text:a></text:p>
      <text:p text:style-name="P26"><text:a xlink:type="simple" xlink:href="https://www.pathwalla.com/2020/08/consider-file-sarojinipoemtxt.html" text:style-name="Internet_20_link" text:visited-style-name="Visited_20_Internet_20_Link"><text:span text:style-name="T13">(c) Modify the code so as to output to another file instead of the screen. Let your script overwrite the output file. </text:span></text:a></text:p>
      <text:p text:style-name="P26"><text:a xlink:type="simple" xlink:href="https://www.pathwalla.com/2020/08/consider-file-sarojinipoemtxt.html" text:style-name="Internet_20_link" text:visited-style-name="Visited_20_Internet_20_Link"><text:span text:style-name="T13">(d)Change the script of part (c) that it append output to an existing file.</text:span></text:a></text:p>
      <text:p text:style-name="P26"><text:a xlink:type="simple" xlink:href="https://www.pathwalla.com/2020/08/consider-file-sarojinipoemtxt.html" text:style-name="Internet_20_link" text:visited-style-name="Visited_20_Internet_20_Link"><text:span text:style-name="T13">(e) Modify the program so that each line is printed with a line number at beginning.</text:span></text:a></text:p>
      <text:p text:style-name="P25"><text:a xlink:type="simple" xlink:href="https://www.pathwalla.com/2020/08/write-program-to-print-following-type.html" text:style-name="Internet_20_link" text:visited-style-name="Visited_20_Internet_20_Link"><text:span text:style-name="T13">Q2. Write a program to print following type of statics for the given file:</text:span></text:a></text:p>
      <text:p text:style-name="P26"><text:a xlink:type="simple" xlink:href="https://www.pathwalla.com/2020/08/write-program-to-print-following-type.html" text:style-name="Internet_20_link" text:visited-style-name="Visited_20_Internet_20_Link"><text:span text:style-name="T13">16824</text:span><text:span text:style-name="T11"> </text:span><text:span text:style-name="T13">line in the file </text:span></text:a></text:p>
      <text:p text:style-name="P26"><text:a xlink:type="simple" xlink:href="https://www.pathwalla.com/2020/08/write-program-to-print-following-type.html" text:style-name="Internet_20_link" text:visited-style-name="Visited_20_Internet_20_Link"><text:span text:style-name="T10">    </text:span><text:span text:style-name="T13">438</text:span><text:span text:style-name="T11"> </text:span><text:span text:style-name="T13">empty lines</text:span></text:a></text:p>
      <text:p text:style-name="P26"><text:a xlink:type="simple" xlink:href="https://www.pathwalla.com/2020/08/write-program-to-print-following-type.html" text:style-name="Internet_20_link" text:visited-style-name="Visited_20_Internet_20_Link"><text:span text:style-name="T10">   </text:span><text:span text:style-name="T13">53.7</text:span><text:span text:style-name="T11"> </text:span><text:span text:style-name="T13">average characters per line </text:span></text:a></text:p>
      <text:p text:style-name="P26"><text:a xlink:type="simple" xlink:href="https://www.pathwalla.com/2020/08/write-program-to-print-following-type.html" text:style-name="Internet_20_link" text:visited-style-name="Visited_20_Internet_20_Link"><text:span text:style-name="T10">   </text:span><text:span text:style-name="T13">65.9</text:span><text:span text:style-name="T11"> </text:span><text:span text:style-name="T13">average characters per non – empty line </text:span></text:a></text:p>
      <text:p text:style-name="P25"><text:a xlink:type="simple" xlink:href="https://www.pathwalla.com/2020/08/write-program-that-asks-new-user-about.html" text:style-name="Internet_20_link" text:visited-style-name="Visited_20_Internet_20_Link"><text:span text:style-name="T13">Q3. Write a program that asks a new user about userid and password and then appends it to file “security. txt” provided the give userid does not exist in the file . If it does, then display error message “User id already exist”and prompt the user to re-enter the userid. Also, make sure that the password is a least 8 characters long with at least a digit and a special character out of “$, @and %” in it.</text:span></text:a></text:p>
      <text:p text:style-name="P25"><text:a xlink:type="simple" xlink:href="https://www.pathwalla.com/2020/08/given-file-minetxt-as-shown-below-i-am.html" text:style-name="Internet_20_link" text:visited-style-name="Visited_20_Internet_20_Link"><text:soft-page-break/><text:span text:style-name="T13">Q4. Given a file 'mine.txt' as shown below:</text:span></text:a></text:p>
      <text:p text:style-name="P26"><text:a xlink:type="simple" xlink:href="https://www.pathwalla.com/2020/08/given-file-minetxt-as-shown-below-i-am.html" text:style-name="Internet_20_link" text:visited-style-name="Visited_20_Internet_20_Link"><text:span text:style-name="T10">    </text:span><text:span text:style-name="T13">I am Line 1</text:span></text:a></text:p>
      <text:p text:style-name="P26"><text:a xlink:type="simple" xlink:href="https://www.pathwalla.com/2020/08/given-file-minetxt-as-shown-below-i-am.html" text:style-name="Internet_20_link" text:visited-style-name="Visited_20_Internet_20_Link"><text:span text:style-name="T10">    </text:span><text:span text:style-name="T13">I am Line 3</text:span></text:a></text:p>
      <text:p text:style-name="P26"><text:a xlink:type="simple" xlink:href="https://www.pathwalla.com/2020/08/given-file-minetxt-as-shown-below-i-am.html" text:style-name="Internet_20_link" text:visited-style-name="Visited_20_Internet_20_Link"><text:span text:style-name="T13">What would be the output of the following code?</text:span></text:a></text:p>
      <text:p text:style-name="P26"><text:a xlink:type="simple" xlink:href="https://www.pathwalla.com/2020/08/given-file-minetxt-as-shown-below-i-am.html" text:style-name="Internet_20_link" text:visited-style-name="Visited_20_Internet_20_Link"><text:span text:style-name="T13">print (file("mine.txt").readlines())</text:span></text:a></text:p>
      <text:p text:style-name="P25"><text:a xlink:type="simple" xlink:href="https://www.pathwalla.com/2020/08/write-program-that-prompt-user-for-file.html" text:style-name="Internet_20_link" text:visited-style-name="Visited_20_Internet_20_Link"><text:span text:style-name="T13">Q5. Write a program that prompt the user for a file name and then read and prints the contents of the requested file in the upper case.</text:span></text:a></text:p>
      <text:p text:style-name="P25"><text:a xlink:type="simple" xlink:href="https://www.pathwalla.com/2020/08/write-program-that-reads-text-file-and.html" text:style-name="Internet_20_link" text:visited-style-name="Visited_20_Internet_20_Link"><text:span text:style-name="T13">Q6. Write a program that reads a text file and then create a new file where each character‘s case is inverted.</text:span></text:a></text:p>
      <text:p text:style-name="P25"><text:a xlink:type="simple" xlink:href="https://www.pathwalla.com/2020/08/create-file-phonebookdet-that-stores.html" text:style-name="Internet_20_link" text:visited-style-name="Visited_20_Internet_20_Link"><text:span text:style-name="T13">Q7. Create a file phonebook.det that stores the details in following format:</text:span></text:a></text:p>
      <text:p text:style-name="P26"><text:a xlink:type="simple" xlink:href="https://www.pathwalla.com/2020/08/create-file-phonebookdet-that-stores.html" text:style-name="Internet_20_link" text:visited-style-name="Visited_20_Internet_20_Link"><text:span text:style-name="T13">Name</text:span><text:span text:style-name="T11"> </text:span><text:span text:style-name="T13">Phone</text:span></text:a></text:p>
      <text:p text:style-name="P26"><text:a xlink:type="simple" xlink:href="https://www.pathwalla.com/2020/08/create-file-phonebookdet-that-stores.html" text:style-name="Internet_20_link" text:visited-style-name="Visited_20_Internet_20_Link"><text:span text:style-name="T13">Jiving</text:span><text:span text:style-name="T11"> </text:span><text:span text:style-name="T13">8666000</text:span></text:a></text:p>
      <text:p text:style-name="P26"><text:a xlink:type="simple" xlink:href="https://www.pathwalla.com/2020/08/create-file-phonebookdet-that-stores.html" text:style-name="Internet_20_link" text:visited-style-name="Visited_20_Internet_20_Link"><text:span text:style-name="T13">Kriti</text:span><text:span text:style-name="T11"> </text:span><text:span text:style-name="T13">1010101</text:span></text:a></text:p>
      <text:p text:style-name="P26"><text:a xlink:type="simple" xlink:href="https://www.pathwalla.com/2020/08/create-file-phonebookdet-that-stores.html" text:style-name="Internet_20_link" text:visited-style-name="Visited_20_Internet_20_Link"><text:span text:style-name="T13">:</text:span></text:a></text:p>
      <text:p text:style-name="P26"><text:a xlink:type="simple" xlink:href="https://www.pathwalla.com/2020/08/create-file-phonebookdet-that-stores.html" text:style-name="Internet_20_link" text:visited-style-name="Visited_20_Internet_20_Link"><text:span text:style-name="T13">Obtain the details from the user.</text:span></text:a></text:p>
      <text:p text:style-name="P25"><text:a xlink:type="simple" xlink:href="https://www.pathwalla.com/2020/08/write-program-to-append-more-details-to.html" text:style-name="Internet_20_link" text:visited-style-name="Visited_20_Internet_20_Link"><text:span text:style-name="T13">Q8. Write a program to append more details to file “phonebook.det”.</text:span></text:a></text:p>
      <text:p text:style-name="P25"><text:a xlink:type="simple" xlink:href="https://www.pathwalla.com/2020/08/write-program-to-edit-phone-number-of.html" text:style-name="Internet_20_link" text:visited-style-name="Visited_20_Internet_20_Link"><text:span text:style-name="T13">Q9. Write a program to edit the phone number of “Arvind” infile “phonebook.det”. If there is no record for “Arvind”, report error.</text:span></text:a></text:p>
      <text:p text:style-name="P25"><text:a xlink:type="simple" xlink:href="https://www.pathwalla.com/2022/10/write-python-program-to-create-binary.html" text:style-name="Internet_20_link" text:visited-style-name="Visited_20_Internet_20_Link"><text:span text:style-name="T13">Q10. Write a Python program to create a binary file Items.dat to store Item details of some items as per {itemno, name, price, category}.</text:span></text:a></text:p>
      <text:p text:style-name="P25"><text:a xlink:type="simple" xlink:href="https://www.pathwalla.com/2022/10/write-program-to-append-some-records-to.html" text:style-name="Internet_20_link" text:visited-style-name="Visited_20_Internet_20_Link"><text:span text:style-name="T13">Q11. Write a program to append some records to the binary file Items.dat, created in the previous program.</text:span></text:a></text:p>
      <text:p text:style-name="P25"><text:a xlink:type="simple" xlink:href="https://www.pathwalla.com/2022/10/write-python-program-to-modify-price-of.html" text:style-name="Internet_20_link" text:visited-style-name="Visited_20_Internet_20_Link"><text:span text:style-name="T13">Q12. Write a Python program to modify the price of an item in the binary file Items.dat created data. Get the itemno of the item to be modified from the user.</text:span></text:a></text:p>
      <text:p text:style-name="P25"><text:a xlink:type="simple" xlink:href="https://www.pathwalla.com/2022/10/write-python-program-to-create-binary_9.html" text:style-name="Internet_20_link" text:visited-style-name="Visited_20_Internet_20_Link"><text:span text:style-name="T13">Q13. Write a Python program to create a binary file Itemnew.dat storing all the item details of binary file Items.dat except for the item whose itemno is obtained from the user, e.g., if user gives Itemno as 1005, then Itemnew.dat should store all 'items' details of Items.dat except item 1005.</text:span></text:a></text:p>
      <text:p text:style-name="P25"><text:a xlink:type="simple" xlink:href="https://www.pathwalla.com/2022/10/write-python-program-to-get-10-items.html" text:style-name="Internet_20_link" text:visited-style-name="Visited_20_Internet_20_Link"><text:span text:style-name="T13">Q14. Write a Python program to get 10 items' details (itemno, name, price, category) from the user and create a CSV file (Items.csv).</text:span></text:a></text:p>
      <text:p text:style-name="P25"><text:a xlink:type="simple" xlink:href="https://www.pathwalla.com/2022/10/write-python-program-to-create-csv-file.html" text:style-name="Internet_20_link" text:visited-style-name="Visited_20_Internet_20_Link"><text:span text:style-name="T13">Q15. Write a Python program to create a csv file (Itemnew.csv) same as the previous program, but with a delimiter character as pipe (|)</text:span></text:a></text:p>
      <text:p text:style-name="P28"><text:a xlink:type="simple" xlink:href="https://www.pathwalla.com/2022/10/write-program-to-read-file-itemnewcsv.html" text:style-name="Internet_20_link" text:visited-style-name="Visited_20_Internet_20_Link"><text:span text:style-name="T13">Q16. Write a program to read a file Itemnew.csv and search for an item whose itemno is obtained from the user, as the keyboard input.</text:span></text:a></text:p>
      <text:p text:style-name="P28"><text:span text:style-name="T13"/></text:p>
      <text:p text:style-name="P28"/>
      <text:p text:style-name="P28"><text:span text:style-name="T13"/></text:p>
      <text:p text:style-name="P28"><text:span text:style-name="T13"/></text:p>
      <text:p text:style-name="P28"><text:span text:style-name="T13"/></text:p>
      <text:p text:style-name="P28"><text:soft-page-break/><text:span text:style-name="T13"/></text:p>
      <text:p text:style-name="P28"><text:span text:style-name="T13"/></text:p>
      <text:p text:style-name="P28"><text:span text:style-name="T13"/></text:p>
      <text:p text:style-name="P27"><draw:frame draw:style-name="fr1" draw:name="Frame1" text:anchor-type="paragraph" svg:width="17.119cm" draw:z-index="0"><draw:text-box fo:min-height="0.041cm"><text:p text:style-name="P7"><text:a xlink:type="simple" xlink:href="https://www.pathwalla.com/" text:style-name="Internet_20_link" text:visited-style-name="Visited_20_Internet_20_Link"><text:span text:style-name="T7">Home</text:span></text:a><text:a xlink:type="simple" xlink:href="https://www.pathwalla.com/search/label/CHAPTER%20CLASS%2012" text:style-name="Internet_20_link" text:visited-style-name="Visited_20_Internet_20_Link"><text:span text:style-name="T14">CHAPTER CLASS 12</text:span></text:a></text:p><text:h text:style-name="P1" text:outline-level="1">File Handling Sumita Arora Practical Class 12 Computer Science Solution</text:h><text:p text:style-name="P11"><text:a xlink:type="simple" xlink:href="https://www.pathwalla.com/2020/08/file-handling-pip-51-sumita-arora.html#comments" text:style-name="Internet_20_link" text:visited-style-name="Visited_20_Internet_20_Link"><text:span text:style-name="T15">6 Comments</text:span></text:a></text:p><text:p text:style-name="P5"><draw:frame draw:style-name="fr2" draw:name="Frame2" text:anchor-type="paragraph" svg:width="17.119cm" draw:z-index="1"><draw:text-box fo:min-height="0.041cm"><text:list text:style-name="L3"><text:list-item><text:p text:style-name="P21"><text:a xlink:type="simple" xlink:href="javascript:;" text:style-name="Internet_20_link" text:visited-style-name="Visited_20_Internet_20_Link"><text:span text:style-name="T17">Facebook</text:span></text:a></text:p></text:list-item><text:list-item><text:p text:style-name="P21"><text:a xlink:type="simple" xlink:href="javascript:;" text:style-name="Internet_20_link" text:visited-style-name="Visited_20_Internet_20_Link"><text:span text:style-name="T18">Twitter</text:span></text:a></text:p></text:list-item><text:list-item><text:p text:style-name="P20"/></text:list-item></text:list></draw:text-box></draw:frame></text:p></draw:text-box></draw:frame><draw:frame draw:style-name="fr1" draw:name="before-ad" text:anchor-type="paragraph" svg:width="17.119cm" draw:z-index="2"><draw:text-box fo:min-height="0.041cm"><text:p text:style-name="P17"/></draw:text-box></draw:frame><draw:frame draw:style-name="fr1" draw:name="post-body" text:anchor-type="paragraph" svg:width="17.119cm" draw:z-index="3"><draw:text-box fo:min-height="0.041cm"><draw:frame draw:style-name="fr3" draw:name="Object6" text:anchor-type="frame" svg:x="0cm" svg:y="0cm" svg:width="17.145cm" svg:height="0.041cm" draw:z-index="4"><draw:floating-frame/></draw:frame><draw:frame draw:style-name="fr3" draw:name="Object5" text:anchor-type="frame" svg:x="0cm" svg:y="0cm" svg:width="17.145cm" svg:height="0.041cm" draw:z-index="5"><draw:floating-frame/></draw:frame><draw:frame draw:style-name="fr3" draw:name="Object3" text:anchor-type="frame" svg:x="0cm" svg:y="0cm" svg:width="17.145cm" svg:height="0.041cm" draw:z-index="7"><draw:floating-frame/></draw:frame><draw:frame draw:style-name="fr3" draw:name="Object2" text:anchor-type="frame" svg:x="0cm" svg:y="0cm" svg:width="17.145cm" svg:height="0.041cm" draw:z-index="8"><draw:floating-frame/></draw:frame><draw:frame draw:style-name="fr3" draw:name="Object1" text:anchor-type="frame" svg:x="0cm" svg:y="0cm" svg:width="17.145cm" svg:height="0.041cm" draw:z-index="6"><draw:floating-frame/></draw:frame><text:h text:style-name="P2" text:outline-level="2">File</text:h><text:p text:style-name="P10"/><text:p text:style-name="P10"><text:a xlink:type="simple" xlink:href="https://www.pathwalla.com/2020/08/consider-file-sarojinipoemtxt.html" text:style-name="Internet_20_link" text:visited-style-name="Visited_20_Internet_20_Link"><text:span text:style-name="T8">Q1. Consider the file “SarojiniPoem.txt”</text:span></text:a></text:p><text:p text:style-name="P10"><text:a xlink:type="simple" xlink:href="https://www.pathwalla.com/2020/08/consider-file-sarojinipoemtxt.html" text:style-name="Internet_20_link" text:visited-style-name="Visited_20_Internet_20_Link"><text:span text:style-name="T8">Autumn Song</text:span></text:a></text:p><text:p text:style-name="P22"><text:a xlink:type="simple" xlink:href="https://www.pathwalla.com/2020/08/consider-file-sarojinipoemtxt.html" text:style-name="Internet_20_link" text:visited-style-name="Visited_20_Internet_20_Link"><text:span text:style-name="T8">Like a joy on the heart of a sorrow,<text:line-break/>The sunset hangs on a cloud; <text:line-break/>A golden storm of glittering sheaves, <text:line-break/>Of fair and frail and fluttering leaves, <text:line-break/>The wild wind blows in a cloud. <text:line-break/><text:line-break/>Hark to a voice that is calling <text:line-break/>To my heart in the voice of the wind: <text:line-break/>My heart is weary and sad and alone, <text:line-break/>For its dreams like the fluttering leaves have gone, <text:line-break/>And why should I stay behind? <text:line-break/><text:line-break/>Sarojini Naidu</text:span></text:a></text:p><text:p text:style-name="P23"><text:a xlink:type="simple" xlink:href="https://www.pathwalla.com/2020/08/consider-file-sarojinipoemtxt.html" text:style-name="Internet_20_link" text:visited-style-name="Visited_20_Internet_20_Link"><text:span text:style-name="T8">Based on the above file, answer the following question:</text:span></text:a></text:p><text:p text:style-name="P22"><text:a xlink:type="simple" xlink:href="https://www.pathwalla.com/2020/08/consider-file-sarojinipoemtxt.html" text:style-name="Internet_20_link" text:visited-style-name="Visited_20_Internet_20_Link"><text:span text:style-name="T8">(a) What would be the output of following code? <text:line-break/>file = open ("sarojiniPoem.txt","r")<text:line-break/>text = file.readlines()<text:line-break/>file.close()<text:line-break/>for line in text  :<text:line-break/>    print (line , end = ' ' )<text:line-break/>print ( )<text:line-break/>(b) Modify the program so that the lines are printed in reverse order.<text:line-break/>(c) Modify the code so as to output to another file instead of the screen. Let your script overwrite the output file. <text:line-break/>(d)Change the script of part (c) that it append output to an existing file.<text:line-break/>(e) Modify the program so that each line is printed with a line number at beginning.</text:span></text:a></text:p><text:p text:style-name="P23"/><text:p text:style-name="P23"/><text:p text:style-name="P10"><text:a xlink:type="simple" xlink:href="https://www.pathwalla.com/2020/08/write-program-to-print-following-type.html" text:style-name="Internet_20_link" text:visited-style-name="Visited_20_Internet_20_Link"><text:span text:style-name="T8">Q2. Write a program to print following type of statics for the given file:</text:span></text:a></text:p><text:p text:style-name="P22"><text:a xlink:type="simple" xlink:href="https://www.pathwalla.com/2020/08/write-program-to-print-following-type.html" text:style-name="Internet_20_link" text:visited-style-name="Visited_20_Internet_20_Link"><text:span text:style-name="T8">16824 line in the file <text:line-break/>    438 empty lines<text:line-break/>   53.7 average characters per line <text:line-break/>   65.9 average characters per non – empty line </text:span></text:a></text:p><text:p text:style-name="P10"/><text:p text:style-name="P10"/><text:p text:style-name="P10"><text:a xlink:type="simple" xlink:href="https://www.pathwalla.com/2020/08/write-program-that-asks-new-user-about.html" text:style-name="Internet_20_link" text:visited-style-name="Visited_20_Internet_20_Link"><text:span text:style-name="T8">Q3. Write a program that asks a new user about userid and password and then appends it to file “security. txt” provided the give userid does not exist in the file . If it does, then display error message “User id already exist”and prompt the user to re-enter the userid. Also, make sure that the password is a least 8 characters long with at least a digit and a special character out of “$, @and %” in it.</text:span></text:a></text:p><text:p text:style-name="P10"/><text:p text:style-name="P10"><text:a xlink:type="simple" xlink:href="https://www.pathwalla.com/2020/08/given-file-minetxt-as-shown-below-i-am.html" text:style-name="Internet_20_link" text:visited-style-name="Visited_20_Internet_20_Link"><text:span text:style-name="T8">Q4. Given a file 'mine.txt' as shown below:</text:span></text:a></text:p><text:p text:style-name="P22"><text:a xlink:type="simple" xlink:href="https://www.pathwalla.com/2020/08/given-file-minetxt-as-shown-below-i-am.html" text:style-name="Internet_20_link" text:visited-style-name="Visited_20_Internet_20_Link"><text:span text:style-name="T12">    </text:span><text:span text:style-name="T8">I am Line 1<text:line-break/>    I am Line 3<text:line-break/>What would be the output of the following code?<text:line-break/>print (file("mine.txt").readlines())</text:span></text:a></text:p><text:p text:style-name="P10"/><text:p text:style-name="P10"><text:a xlink:type="simple" xlink:href="https://www.pathwalla.com/2020/08/write-program-that-prompt-user-for-file.html" text:style-name="Internet_20_link" text:visited-style-name="Visited_20_Internet_20_Link"><text:span text:style-name="T8">Q5. Write a program that prompt the user for a file name and then read and prints the contents of the requested file in the upper case.</text:span></text:a></text:p><text:p text:style-name="P10"/><text:p text:style-name="P10"><text:a xlink:type="simple" xlink:href="https://www.pathwalla.com/2020/08/write-program-that-reads-text-file-and.html" text:style-name="Internet_20_link" text:visited-style-name="Visited_20_Internet_20_Link"><text:span text:style-name="T8">Q6. Write a program that reads a text file and then create a new file where each character‘s case is inverted.</text:span></text:a></text:p><text:section text:style-name="Sect1" text:name="aswift_3_host"><text:p text:style-name="P7"/></text:section><text:p text:style-name="P10"/><text:p text:style-name="P10"><text:a xlink:type="simple" xlink:href="https://www.pathwalla.com/2020/08/create-file-phonebookdet-that-stores.html" text:style-name="Internet_20_link" text:visited-style-name="Visited_20_Internet_20_Link"><text:span text:style-name="T8">Q7. Create a file phonebook.det that stores the details in following format:</text:span></text:a></text:p><text:p text:style-name="P22"><text:a xlink:type="simple" xlink:href="https://www.pathwalla.com/2020/08/create-file-phonebookdet-that-stores.html" text:style-name="Internet_20_link" text:visited-style-name="Visited_20_Internet_20_Link"><text:span text:style-name="T8">Name Phone<text:line-break/>Jiving 8666000<text:line-break/>Kriti 1010101<text:line-break/>:<text:line-break/>Obtain the details from the user.</text:span></text:a></text:p><text:p text:style-name="P10"/><text:p text:style-name="P10"><text:a xlink:type="simple" xlink:href="https://www.pathwalla.com/2020/08/write-program-to-append-more-details-to.html" text:style-name="Internet_20_link" text:visited-style-name="Visited_20_Internet_20_Link"><text:span text:style-name="T8">Q8. Write a program to append more details to file “phonebook.det”.</text:span></text:a></text:p><text:p text:style-name="P10"/><text:p text:style-name="P10"><text:a xlink:type="simple" xlink:href="https://www.pathwalla.com/2020/08/write-program-to-edit-phone-number-of.html" text:style-name="Internet_20_link" text:visited-style-name="Visited_20_Internet_20_Link"><text:span text:style-name="T8">Q9. Write a program to edit the phone number of “Arvind” infile “phonebook.det”. If there is no record for “Arvind”, report error.</text:span></text:a></text:p><text:section text:style-name="Sect1" text:name="aswift_4_host"><text:p text:style-name="P7"/></text:section><text:p text:style-name="P10"/><text:p text:style-name="P10"><text:a xlink:type="simple" xlink:href="https://www.pathwalla.com/2022/10/write-python-program-to-create-binary.html" text:style-name="Internet_20_link" text:visited-style-name="Visited_20_Internet_20_Link"><text:span text:style-name="T8">Q10. Write a Python program to create a binary file Items.dat to store Item details of some items as per {itemno, name, price, category}.</text:span></text:a></text:p><text:section text:style-name="Sect1" text:name="aswift_5_host"><text:p text:style-name="P7"/></text:section><text:p text:style-name="P10"/><text:p text:style-name="P10"><text:a xlink:type="simple" xlink:href="https://www.pathwalla.com/2022/10/write-program-to-append-some-records-to.html" text:style-name="Internet_20_link" text:visited-style-name="Visited_20_Internet_20_Link"><text:span text:style-name="T8">Q11. Write a program to append some records to the binary file Items.dat, created in the previous program.</text:span></text:a></text:p><text:section text:style-name="Sect2" text:name="autors-container-0"><text:p text:style-name="P24"/></text:section><text:p text:style-name="P10"/><text:p text:style-name="P10"><text:a xlink:type="simple" xlink:href="https://www.pathwalla.com/2022/10/write-python-program-to-modify-price-of.html" text:style-name="Internet_20_link" text:visited-style-name="Visited_20_Internet_20_Link"><text:span text:style-name="T8">Q12. Write a Python program to modify the price of an item in the binary file Items.dat created data. Get the itemno of the item to be modified from the user.</text:span></text:a></text:p><text:section text:style-name="Sect1" text:name="aswift_6_host"><text:p text:style-name="P7"/></text:section><text:p text:style-name="P10"/><text:p text:style-name="P10"><text:a xlink:type="simple" xlink:href="https://www.pathwalla.com/2022/10/write-python-program-to-create-binary_9.html" text:style-name="Internet_20_link" text:visited-style-name="Visited_20_Internet_20_Link"><text:span text:style-name="T8">Q13. Write a Python program to create a binary file Itemnew.dat storing all the item details of binary file Items.dat except for the item whose itemno is obtained from the user, e.g., if user gives Itemno as 1005, then Itemnew.dat should store all 'items' details of Items.dat except item 1005.</text:span></text:a></text:p><text:p text:style-name="P10"/><text:p text:style-name="P10"><text:a xlink:type="simple" xlink:href="https://www.pathwalla.com/2022/10/write-python-program-to-get-10-items.html" text:style-name="Internet_20_link" text:visited-style-name="Visited_20_Internet_20_Link"><text:span text:style-name="T8">Q14. Write a Python program to get 10 items' details (itemno, name, price, category) from the user and create a CSV file (Items.csv).</text:span></text:a></text:p><text:section text:style-name="Sect1" text:name="aswift_7_host"><text:p text:style-name="P7"/></text:section><text:p text:style-name="P10"/><text:p text:style-name="P10"><text:a xlink:type="simple" xlink:href="https://www.pathwalla.com/2022/10/write-python-program-to-create-csv-file.html" text:style-name="Internet_20_link" text:visited-style-name="Visited_20_Internet_20_Link"><text:span text:style-name="T8">Q15. Write a Python program to create a csv file (Itemnew.csv) same as the previous program, but with a delimiter character as pipe (|)</text:span></text:a></text:p><text:p text:style-name="P10"/><text:p text:style-name="P10"><text:a xlink:type="simple" xlink:href="https://www.pathwalla.com/2022/10/write-program-to-read-file-itemnewcsv.html" text:style-name="Internet_20_link" text:visited-style-name="Visited_20_Internet_20_Link"><text:span text:style-name="T8">Q16. Write a program to read a file Itemnew.csv and search for an item whose itemno is obtained from the user, as the keyboard input.</text:span></text:a></text:p><text:p text:style-name="P10"/><text:p text:style-name="P10"><text:a xlink:type="simple" xlink:href="https://www.pathwalla.com/2022/10/write-program-to-read-from-file.html" text:style-name="Internet_20_link" text:visited-style-name="Visited_20_Internet_20_Link"><text:span text:style-name="T9">Q17. Write a program to read from a file Items.csv and create a file highitems.csv, containing only those item details from Items.csv where price &gt; 250.</text:span></text:a></text:p></draw:text-box></draw:frame><text:a xlink:type="simple" xlink:href="https://www.pathwalla.com/2022/10/write-program-to-read-from-file.html" text:style-name="Internet_20_link" text:visited-style-name="Visited_20_Internet_20_Link"><text:soft-page-break/><text:span text:style-name="T13">Q17. Write a program to read from a file Items.csv</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Poppins" svg:font-family="Poppins, sans-serif"/>
    <style:font-face style:name="segoe ui" svg:font-family="'segoe ui', 'open sans', sans-serif"/>
    <style:font-face style:name="var meta-font" svg:font-family="'var meta-font'"/>
    <style:font-face style:name="var title-font" svg:font-family="'var title-fon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Frame" style:family="graphic">
      <style:graphic-properties text:anchor-type="as-char" svg:y="0cm" style:wrap="none" style:vertical-pos="middle" style:vertical-rel="line"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8T12:51:49.138333891</meta:creation-date>
    <dc:date>2024-06-18T13:41:49.967731755</dc:date>
    <meta:editing-duration>PT4M54S</meta:editing-duration>
    <meta:editing-cycles>2</meta:editing-cycles>
    <meta:generator>LibreOffice/24.2.3.2$Linux_X86_64 LibreOffice_project/420$Build-2</meta:generator>
    <meta:document-statistic meta:table-count="0" meta:image-count="0" meta:object-count="5" meta:page-count="11" meta:paragraph-count="138" meta:word-count="2653" meta:character-count="14617" meta:non-whitespace-character-count="12005"/>
  </office:meta>
</office:document-meta>
</file>